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2155893777276303645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5632190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602772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620840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761573602831359944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8429836261135189459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415567023800094980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2009588573255121555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873965142631438632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1316819015350294228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5008201924491426359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from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from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08T15:41:19.40</dc:date>
    <dc:creator>James  Lombardi</dc:creator>
    <meta:editing-duration>P8DT7H56M27S</meta:editing-duration>
    <meta:editing-cycles>742</meta:editing-cycles>
    <meta:generator>OpenOffice/4.1.2$Win32 OpenOffice.org_project/412m3$Build-9782</meta:generator>
    <meta:document-statistic meta:table-count="0" meta:image-count="0" meta:object-count="0" meta:page-count="28" meta:paragraph-count="728" meta:word-count="9279" meta:character-count="46466"/>
  </office:meta>
</office:document-meta>
</file>